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'Times New Roman'" style:font-family-generic="roman" style:font-pitch="variable"/>
    </style:style>
    <style:style style:name="P3" style:family="paragraph">
      <style:paragraph-properties fo:text-align="start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872cm" svg:y1="4.256cm" svg:x2="6.871cm" svg:y2="3.469cm">
          <text:p/>
        </draw:line>
        <draw:line draw:style-name="gr1" draw:text-style-name="P1" draw:layer="layout" svg:x1="6.871cm" svg:y1="4.257cm" svg:x2="6.651cm" svg:y2="4.469cm">
          <text:p/>
        </draw:line>
        <draw:line draw:style-name="gr1" draw:text-style-name="P1" draw:layer="layout" svg:x1="6.07cm" svg:y1="3.469cm" svg:x2="7.57cm" svg:y2="3.469cm">
          <text:p/>
        </draw:line>
        <draw:line draw:style-name="gr1" draw:text-style-name="P1" draw:layer="layout" svg:x1="7.57cm" svg:y1="3.47cm" svg:x2="7.665cm" svg:y2="3.356cm">
          <text:p/>
        </draw:line>
        <draw:line draw:style-name="gr1" draw:text-style-name="P1" draw:layer="layout" svg:x1="5.979cm" svg:y1="3.582cm" svg:x2="6.074cm" svg:y2="3.468cm">
          <text:p/>
        </draw:line>
        <draw:line draw:style-name="gr1" draw:text-style-name="P1" draw:layer="layout" svg:x1="6.37cm" svg:y1="3.369cm" svg:x2="7.317cm" svg:y2="3.371cm">
          <text:p/>
        </draw:line>
        <draw:frame draw:style-name="gr2" draw:text-style-name="P3" draw:layer="layout" svg:width="12.635cm" svg:height="1.418cm" svg:x="1.319cm" svg:y="0cm">
          <draw:text-box>
            <text:p text:style-name="P2"><text:span text:style-name="T1">Мне кажется, что Данилкин даже получал удовлетворение от своей судейской </text:span></text:p>
            <text:p text:style-name="P2"><text:span text:style-name="T1">миссии, хотя из 22 месяцев процесса в течение двадцати доказывалось вообще </text:span></text:p>
            <text:p text:style-name="P2"><text:span text:style-name="T1">не то, что надо было решить в первую очередь:</text:span></text:p>
          </draw:text-box>
        </draw:frame>
        <draw:frame draw:style-name="gr2" draw:text-style-name="P4" draw:layer="layout" svg:width="2.602cm" svg:height="0.758cm" svg:x="5.357cm" svg:y="2.042cm">
          <draw:text-box>
            <text:p text:style-name="P1"><text:span text:style-name="T2">кажется [-, 1]</text:span></text:p>
          </draw:text-box>
        </draw:frame>
        <draw:frame draw:style-name="gr2" draw:text-style-name="P4" draw:layer="layout" svg:width="0.777cm" svg:height="0.758cm" svg:x="6.458cm" svg:y="2.842cm">
          <draw:text-box>
            <text:p text:style-name="P1"><text:span text:style-name="T2">O</text:span></text:p>
          </draw:text-box>
        </draw:frame>
        <draw:frame draw:style-name="gr2" draw:text-style-name="P4" draw:layer="layout" svg:width="1.133cm" svg:height="0.758cm" svg:x="4.859cm" svg:y="3.142cm">
          <draw:text-box>
            <text:p text:style-name="P1"><text:span text:style-name="T2">мне</text:span></text:p>
          </draw:text-box>
        </draw:frame>
        <draw:frame draw:style-name="gr2" draw:text-style-name="P4" draw:layer="layout" svg:width="0.777cm" svg:height="0.758cm" svg:x="5.059cm" svg:y="2.842cm">
          <draw:text-box>
            <text:p text:style-name="P1"><text:span text:style-name="T2">O</text:span></text:p>
          </draw:text-box>
        </draw:frame>
        <draw:line draw:style-name="gr1" draw:text-style-name="P1" draw:layer="layout" svg:x1="6.755cm" svg:y1="2.957cm" svg:x2="6.226cm" svg:y2="2.583cm">
          <text:p/>
        </draw:line>
        <draw:line draw:style-name="gr1" draw:text-style-name="P1" draw:layer="layout" svg:x1="5.666cm" svg:y1="3.019cm" svg:x2="6.227cm" svg:y2="2.583cm">
          <text:p/>
        </draw:line>
        <draw:frame draw:style-name="gr2" draw:text-style-name="P4" draw:layer="layout" svg:width="0.769cm" svg:height="0.758cm" svg:x="6.885cm" svg:y="3.345cm">
          <draw:text-box>
            <text:p text:style-name="P1"><text:span text:style-name="T2">I</text:span></text:p>
          </draw:text-box>
        </draw:frame>
        <draw:frame draw:style-name="gr2" draw:text-style-name="P4" draw:layer="layout" svg:width="2.767cm" svg:height="0.758cm" svg:x="6.686cm" svg:y="3.745cm">
          <draw:text-box>
            <text:p text:style-name="P1"><text:span text:style-name="T2">получал даже</text:span></text:p>
          </draw:text-box>
        </draw:frame>
        <draw:frame draw:style-name="gr2" draw:text-style-name="P4" draw:layer="layout" svg:width="1.035cm" svg:height="0.758cm" svg:x="5.959cm" svg:y="3.742cm">
          <draw:text-box>
            <text:p text:style-name="P1"><text:span text:style-name="T2">что</text:span></text:p>
          </draw:text-box>
        </draw:frame>
        <draw:line draw:style-name="gr1" draw:text-style-name="P1" draw:layer="layout" svg:x1="9.345cm" svg:y1="5.706cm" svg:x2="7.757cm" svg:y2="4.383cm">
          <text:p/>
        </draw:line>
        <draw:line draw:style-name="gr1" draw:text-style-name="P1" draw:layer="layout" svg:x1="7.412cm" svg:y1="5.568cm" svg:x2="7.78cm" svg:y2="4.372cm">
          <text:p/>
        </draw:line>
        <draw:frame draw:style-name="gr2" draw:text-style-name="P4" draw:layer="layout" svg:width="0.777cm" svg:height="0.758cm" svg:x="9.165cm" svg:y="5.564cm">
          <draw:text-box>
            <text:p text:style-name="P1"><text:span text:style-name="T2">O</text:span></text:p>
          </draw:text-box>
        </draw:frame>
        <draw:frame draw:style-name="gr2" draw:text-style-name="P4" draw:layer="layout" svg:width="0.777cm" svg:height="0.758cm" svg:x="7.031cm" svg:y="5.533cm">
          <draw:text-box>
            <text:p text:style-name="P1"><text:span text:style-name="T2">O</text:span></text:p>
          </draw:text-box>
        </draw:frame>
        <draw:frame draw:style-name="gr2" draw:text-style-name="P4" draw:id="id2" draw:layer="layout" svg:width="2.068cm" svg:height="0.758cm" svg:x="6.315cm" svg:y="5.865cm">
          <draw:text-box>
            <text:p text:style-name="P1"><text:span text:style-name="T2">Данилкин</text:span></text:p>
          </draw:text-box>
        </draw:frame>
        <draw:frame draw:style-name="gr2" draw:text-style-name="P4" draw:layer="layout" svg:width="3.139cm" svg:height="0.758cm" svg:x="8.266cm" svg:y="5.864cm">
          <draw:text-box>
            <text:p text:style-name="P1"><text:span text:style-name="T2">удовлетворение</text:span></text:p>
          </draw:text-box>
        </draw:frame>
        <draw:frame draw:style-name="gr2" draw:text-style-name="P4" draw:layer="layout" svg:width="0.769cm" svg:height="0.758cm" svg:x="6.427cm" svg:y="2.402cm">
          <draw:text-box>
            <text:p text:style-name="P1"><text:span text:style-name="T2">2</text:span></text:p>
          </draw:text-box>
        </draw:frame>
        <draw:frame draw:style-name="gr2" draw:text-style-name="P4" draw:layer="layout" svg:width="0.769cm" svg:height="0.758cm" svg:x="8.33cm" svg:y="4.573cm">
          <draw:text-box>
            <text:p text:style-name="P1"><text:span text:style-name="T2">2</text:span></text:p>
          </draw:text-box>
        </draw:frame>
        <draw:frame draw:style-name="gr2" draw:text-style-name="P4" draw:layer="layout" svg:width="0.769cm" svg:height="0.758cm" svg:x="7.067cm" svg:y="4.65cm">
          <draw:text-box>
            <text:p text:style-name="P1"><text:span text:style-name="T2">1</text:span></text:p>
          </draw:text-box>
        </draw:frame>
        <draw:frame draw:style-name="gr2" draw:text-style-name="P4" draw:layer="layout" svg:width="0.769cm" svg:height="0.758cm" svg:x="5.441cm" svg:y="2.394cm">
          <draw:text-box>
            <text:p text:style-name="P1"><text:span text:style-name="T2">3</text:span></text:p>
          </draw:text-box>
        </draw:frame>
        <draw:frame draw:style-name="gr2" draw:text-style-name="P4" draw:layer="layout" svg:width="0.769cm" svg:height="0.758cm" svg:x="4.312cm" svg:y="5.624cm">
          <draw:text-box>
            <text:p text:style-name="P1"><text:span text:style-name="T2">E</text:span></text:p>
          </draw:text-box>
        </draw:frame>
        <draw:line draw:style-name="gr1" draw:text-style-name="P1" draw:layer="layout" svg:x1="4.674cm" svg:y1="5.729cm" svg:x2="7.78cm" svg:y2="4.372cm">
          <text:p/>
        </draw:line>
        <draw:line draw:style-name="gr1" draw:text-style-name="P1" draw:layer="layout" svg:x1="7.412cm" svg:y1="5.568cm" svg:x2="7.78cm" svg:y2="4.372cm">
          <text:p/>
        </draw:line>
        <draw:frame draw:style-name="gr2" draw:text-style-name="P4" draw:layer="layout" svg:width="0.849cm" svg:height="0.758cm" svg:x="10.157cm" svg:y="8.133cm">
          <draw:text-box>
            <text:p text:style-name="P1"><text:span text:style-name="T2">от</text:span></text:p>
          </draw:text-box>
        </draw:frame>
        <draw:frame draw:style-name="gr2" draw:text-style-name="P4" draw:layer="layout" svg:width="0.769cm" svg:height="0.758cm" svg:x="10.459cm" svg:y="7.257cm">
          <draw:text-box>
            <text:p text:style-name="P1"><text:span text:style-name="T2">A</text:span></text:p>
          </draw:text-box>
        </draw:frame>
        <draw:line draw:style-name="gr1" draw:text-style-name="P1" draw:layer="layout" svg:x1="10.84cm" svg:y1="8.578cm" svg:x2="10.839cm" svg:y2="7.791cm">
          <text:p/>
        </draw:line>
        <draw:line draw:style-name="gr1" draw:text-style-name="P1" draw:layer="layout" svg:x1="10.839cm" svg:y1="8.579cm" svg:x2="10.619cm" svg:y2="8.791cm">
          <text:p/>
        </draw:line>
        <draw:line draw:style-name="gr1" draw:text-style-name="P1" draw:layer="layout" svg:x1="10.038cm" svg:y1="7.791cm" svg:x2="11.538cm" svg:y2="7.791cm">
          <text:p/>
        </draw:line>
        <draw:line draw:style-name="gr1" draw:text-style-name="P1" draw:layer="layout" svg:x1="11.538cm" svg:y1="7.792cm" svg:x2="11.633cm" svg:y2="7.678cm">
          <text:p/>
        </draw:line>
        <draw:frame draw:style-name="gr2" draw:text-style-name="P4" draw:layer="layout" svg:width="0.777cm" svg:height="0.758cm" svg:x="10.758cm" svg:y="7.733cm">
          <draw:text-box>
            <text:p text:style-name="P1"><text:span text:style-name="T2">О</text:span></text:p>
          </draw:text-box>
        </draw:frame>
        <draw:frame draw:style-name="gr2" draw:text-style-name="P4" draw:layer="layout" svg:width="1.683cm" svg:height="0.758cm" svg:x="10.759cm" svg:y="8.133cm">
          <draw:text-box>
            <text:p text:style-name="P1"><text:span text:style-name="T2">миссии</text:span></text:p>
          </draw:text-box>
        </draw:frame>
        <draw:line draw:style-name="gr1" draw:text-style-name="P1" draw:layer="layout" svg:x1="10.771cm" svg:y1="7.294cm" svg:x2="9.759cm" svg:y2="6.373cm">
          <text:p/>
        </draw:line>
        <draw:line draw:style-name="gr1" draw:text-style-name="P1" draw:layer="layout" svg:x1="11.783cm" svg:y1="9.502cm" svg:x2="11.784cm" svg:y2="8.767cm">
          <text:p/>
        </draw:line>
        <draw:frame draw:style-name="gr2" draw:text-style-name="P4" draw:layer="layout" svg:width="0.769cm" svg:height="0.758cm" svg:x="11.402cm" svg:y="9.373cm">
          <draw:text-box>
            <text:p text:style-name="P1"><text:span text:style-name="T2">A</text:span></text:p>
          </draw:text-box>
        </draw:frame>
        <draw:frame draw:style-name="gr2" draw:text-style-name="P4" draw:id="id1" draw:layer="layout" svg:width="1.446cm" svg:height="0.758cm" svg:x="11.003cm" svg:y="9.773cm">
          <draw:text-box>
            <text:p text:style-name="P1"><text:span text:style-name="T2">своей</text:span></text:p>
          </draw:text-box>
        </draw:frame>
        <draw:line draw:style-name="gr1" draw:text-style-name="P1" draw:layer="layout" svg:x1="11.784cm" svg:y1="11.003cm" svg:x2="11.785cm" svg:y2="10.268cm">
          <text:p/>
        </draw:line>
        <draw:frame draw:style-name="gr2" draw:text-style-name="P4" draw:layer="layout" svg:width="0.769cm" svg:height="0.758cm" svg:x="11.417cm" svg:y="10.942cm">
          <draw:text-box>
            <text:p text:style-name="P1"><text:span text:style-name="T2">E</text:span></text:p>
          </draw:text-box>
        </draw:frame>
        <draw:line draw:style-name="gr1" draw:text-style-name="P1" draw:layer="layout" svg:x1="11.707cm" svg:y1="12.314cm" svg:x2="11.706cm" svg:y2="11.527cm">
          <text:p/>
        </draw:line>
        <draw:line draw:style-name="gr1" draw:text-style-name="P1" draw:layer="layout" svg:x1="11.706cm" svg:y1="12.315cm" svg:x2="11.486cm" svg:y2="12.527cm">
          <text:p/>
        </draw:line>
        <draw:line draw:style-name="gr1" draw:text-style-name="P1" draw:layer="layout" svg:x1="10.905cm" svg:y1="11.527cm" svg:x2="12.405cm" svg:y2="11.527cm">
          <text:p/>
        </draw:line>
        <draw:line draw:style-name="gr1" draw:text-style-name="P1" draw:layer="layout" svg:x1="12.405cm" svg:y1="11.528cm" svg:x2="12.5cm" svg:y2="11.414cm">
          <text:p/>
        </draw:line>
        <draw:line draw:style-name="gr1" draw:text-style-name="P1" draw:layer="layout" svg:x1="10.814cm" svg:y1="11.64cm" svg:x2="10.909cm" svg:y2="11.526cm">
          <text:p/>
        </draw:line>
        <draw:frame draw:style-name="gr3" draw:text-style-name="P6" draw:layer="layout" svg:width="1cm" svg:height="0.645cm" svg:x="10.989cm" svg:y="11.946cm">
          <draw:text-box>
            <text:p text:style-name="P5"><text:span text:style-name="T2">Ø</text:span></text:p>
          </draw:text-box>
        </draw:frame>
        <draw:frame draw:style-name="gr2" draw:text-style-name="P4" draw:layer="layout" svg:width="0.769cm" svg:height="0.758cm" svg:x="11.731cm" svg:y="11.467cm">
          <draw:text-box>
            <text:p text:style-name="P1"><text:span text:style-name="T2">A</text:span></text:p>
          </draw:text-box>
        </draw:frame>
        <draw:frame draw:style-name="gr2" draw:text-style-name="P4" draw:layer="layout" svg:width="0.777cm" svg:height="0.758cm" svg:x="8.22cm" svg:y="12.719cm">
          <draw:text-box>
            <text:p text:style-name="P1"><text:span text:style-name="T2">O</text:span></text:p>
          </draw:text-box>
        </draw:frame>
        <draw:frame draw:style-name="gr2" draw:text-style-name="P4" draw:layer="layout" svg:width="0.769cm" svg:height="0.758cm" svg:x="6.702cm" svg:y="10.197cm">
          <draw:text-box>
            <text:p text:style-name="P1"><text:span text:style-name="T2">I</text:span></text:p>
          </draw:text-box>
        </draw:frame>
        <draw:frame draw:style-name="gr2" draw:text-style-name="P4" draw:layer="layout" svg:width="2.161cm" svg:height="0.758cm" svg:x="11.531cm" svg:y="11.858cm">
          <draw:text-box>
            <text:p text:style-name="P1"><text:span text:style-name="T2">судейской</text:span></text:p>
          </draw:text-box>
        </draw:frame>
        <draw:line draw:style-name="gr1" draw:text-style-name="P1" draw:layer="layout" svg:x1="6.458cm" svg:y1="7.964cm" svg:x2="5.511cm" svg:y2="7.057cm">
          <text:p/>
        </draw:line>
        <draw:line draw:style-name="gr1" draw:text-style-name="P1" draw:layer="layout" svg:x1="3.146cm" svg:y1="13.177cm" svg:x2="4.646cm" svg:y2="13.177cm">
          <text:p/>
        </draw:line>
        <draw:line draw:style-name="gr1" draw:text-style-name="P1" draw:layer="layout" svg:x1="3.947cm" svg:y1="13.964cm" svg:x2="3.946cm" svg:y2="13.177cm">
          <text:p/>
        </draw:line>
        <draw:line draw:style-name="gr1" draw:text-style-name="P1" draw:layer="layout" svg:x1="4.166cm" svg:y1="14.177cm" svg:x2="3.946cm" svg:y2="13.965cm">
          <text:p/>
        </draw:line>
        <draw:line draw:style-name="gr1" draw:text-style-name="P1" draw:layer="layout" svg:x1="4.646cm" svg:y1="13.178cm" svg:x2="4.741cm" svg:y2="13.064cm">
          <text:p/>
        </draw:line>
        <draw:line draw:style-name="gr1" draw:text-style-name="P1" draw:layer="layout" svg:x1="3.055cm" svg:y1="13.29cm" svg:x2="3.15cm" svg:y2="13.176cm">
          <text:p/>
        </draw:line>
        <draw:frame draw:style-name="gr2" draw:text-style-name="P4" draw:layer="layout" svg:width="0.769cm" svg:height="0.758cm" svg:x="8.598cm" svg:y="14.408cm">
          <draw:text-box>
            <text:p text:style-name="P1"><text:span text:style-name="T2">A</text:span></text:p>
          </draw:text-box>
        </draw:frame>
        <draw:frame draw:style-name="gr2" draw:text-style-name="P4" draw:layer="layout" svg:width="0.777cm" svg:height="0.758cm" svg:x="6.287cm" svg:y="7.877cm">
          <draw:text-box>
            <text:p text:style-name="P1"><text:span text:style-name="T2">O</text:span></text:p>
          </draw:text-box>
        </draw:frame>
        <draw:frame draw:style-name="gr2" draw:text-style-name="P4" draw:layer="layout" svg:width="0.769cm" svg:height="0.758cm" svg:x="4.673cm" svg:y="6.161cm">
          <draw:text-box>
            <text:p text:style-name="P1"><text:span text:style-name="T2">I</text:span></text:p>
          </draw:text-box>
        </draw:frame>
        <draw:frame draw:style-name="gr2" draw:text-style-name="P4" draw:layer="layout" svg:width="0.769cm" svg:height="0.758cm" svg:x="7.95cm" svg:y="12.246cm">
          <draw:text-box>
            <text:p text:style-name="P1"><text:span text:style-name="T2">E</text:span></text:p>
          </draw:text-box>
        </draw:frame>
        <draw:frame draw:style-name="gr2" draw:text-style-name="P4" draw:layer="layout" svg:width="0.769cm" svg:height="0.758cm" svg:x="5.626cm" svg:y="7.472cm">
          <draw:text-box>
            <text:p text:style-name="P1"><text:span text:style-name="T2">1</text:span></text:p>
          </draw:text-box>
        </draw:frame>
        <draw:line draw:style-name="gr1" draw:text-style-name="P1" draw:layer="layout" svg:x1="4.686cm" svg:y1="7.044cm" svg:x2="4.685cm" svg:y2="6.257cm">
          <text:p/>
        </draw:line>
        <draw:line draw:style-name="gr1" draw:text-style-name="P1" draw:layer="layout" svg:x1="4.685cm" svg:y1="7.045cm" svg:x2="4.465cm" svg:y2="7.257cm">
          <text:p/>
        </draw:line>
        <draw:line draw:style-name="gr1" draw:text-style-name="P1" draw:layer="layout" svg:x1="3.884cm" svg:y1="6.257cm" svg:x2="5.384cm" svg:y2="6.257cm">
          <text:p/>
        </draw:line>
        <draw:line draw:style-name="gr1" draw:text-style-name="P1" draw:layer="layout" svg:x1="5.384cm" svg:y1="6.258cm" svg:x2="5.479cm" svg:y2="6.144cm">
          <text:p/>
        </draw:line>
        <draw:line draw:style-name="gr1" draw:text-style-name="P1" draw:layer="layout" svg:x1="3.793cm" svg:y1="6.37cm" svg:x2="3.888cm" svg:y2="6.256cm">
          <text:p/>
        </draw:line>
        <draw:line draw:style-name="gr1" draw:text-style-name="P1" draw:layer="layout" svg:x1="4.184cm" svg:y1="6.157cm" svg:x2="5.131cm" svg:y2="6.159cm">
          <text:p/>
        </draw:line>
        <draw:frame draw:style-name="gr2" draw:text-style-name="P4" draw:layer="layout" svg:width="1.213cm" svg:height="0.758cm" svg:x="3.569cm" svg:y="6.53cm">
          <draw:text-box>
            <text:p text:style-name="P1"><text:span text:style-name="T2">хотя</text:span></text:p>
          </draw:text-box>
        </draw:frame>
        <draw:frame draw:style-name="gr2" draw:text-style-name="P4" draw:layer="layout" svg:width="2.805cm" svg:height="0.758cm" svg:x="4.474cm" svg:y="6.507cm">
          <draw:text-box>
            <text:p text:style-name="P1"><text:span text:style-name="T2">доказывалось</text:span></text:p>
          </draw:text-box>
        </draw:frame>
        <draw:line draw:style-name="gr1" draw:text-style-name="P1" draw:layer="layout" svg:x1="6.737cm" svg:y1="11.089cm" svg:x2="6.736cm" svg:y2="10.302cm">
          <text:p/>
        </draw:line>
        <draw:line draw:style-name="gr1" draw:text-style-name="P1" draw:layer="layout" svg:x1="6.736cm" svg:y1="11.09cm" svg:x2="6.516cm" svg:y2="11.302cm">
          <text:p/>
        </draw:line>
        <draw:line draw:style-name="gr1" draw:text-style-name="P1" draw:layer="layout" svg:x1="5.935cm" svg:y1="10.302cm" svg:x2="7.435cm" svg:y2="10.302cm">
          <text:p/>
        </draw:line>
        <draw:line draw:style-name="gr1" draw:text-style-name="P1" draw:layer="layout" svg:x1="7.435cm" svg:y1="10.303cm" svg:x2="7.53cm" svg:y2="10.189cm">
          <text:p/>
        </draw:line>
        <draw:line draw:style-name="gr1" draw:text-style-name="P1" draw:layer="layout" svg:x1="5.844cm" svg:y1="10.415cm" svg:x2="5.939cm" svg:y2="10.301cm">
          <text:p/>
        </draw:line>
        <draw:line draw:style-name="gr1" draw:text-style-name="P1" draw:layer="layout" svg:x1="6.235cm" svg:y1="10.202cm" svg:x2="7.182cm" svg:y2="10.204cm">
          <text:p/>
        </draw:line>
        <draw:frame draw:style-name="gr2" draw:text-style-name="P4" draw:layer="layout" svg:width="3.554cm" svg:height="0.758cm" svg:x="6.703cm" svg:y="10.697cm">
          <draw:text-box>
            <text:p text:style-name="P1"><text:span text:style-name="T2">надо было решить</text:span></text:p>
          </draw:text-box>
        </draw:frame>
        <draw:frame draw:style-name="gr2" draw:text-style-name="P4" draw:layer="layout" svg:width="1.035cm" svg:height="0.758cm" svg:x="5.803cm" svg:y="10.697cm">
          <draw:text-box>
            <text:p text:style-name="P1"><text:span text:style-name="T2">что</text:span></text:p>
          </draw:text-box>
        </draw:frame>
        <draw:line draw:style-name="gr1" draw:text-style-name="P1" draw:layer="layout" svg:x1="8.32cm" svg:y1="12.277cm" svg:x2="8.311cm" svg:y2="11.257cm">
          <text:p/>
        </draw:line>
        <draw:line draw:style-name="gr1" draw:text-style-name="P1" draw:layer="layout" svg:x1="8.359cm" svg:y1="13.589cm" svg:x2="8.358cm" svg:y2="12.802cm">
          <text:p/>
        </draw:line>
        <draw:line draw:style-name="gr1" draw:text-style-name="P1" draw:layer="layout" svg:x1="8.358cm" svg:y1="13.59cm" svg:x2="8.138cm" svg:y2="13.802cm">
          <text:p/>
        </draw:line>
        <draw:line draw:style-name="gr1" draw:text-style-name="P1" draw:layer="layout" svg:x1="7.557cm" svg:y1="12.802cm" svg:x2="9.057cm" svg:y2="12.802cm">
          <text:p/>
        </draw:line>
        <draw:line draw:style-name="gr1" draw:text-style-name="P1" draw:layer="layout" svg:x1="9.057cm" svg:y1="12.803cm" svg:x2="9.152cm" svg:y2="12.689cm">
          <text:p/>
        </draw:line>
        <draw:line draw:style-name="gr1" draw:text-style-name="P1" draw:layer="layout" svg:x1="7.466cm" svg:y1="12.915cm" svg:x2="7.561cm" svg:y2="12.801cm">
          <text:p/>
        </draw:line>
        <draw:frame draw:style-name="gr2" draw:text-style-name="P4" draw:layer="layout" svg:width="0.769cm" svg:height="0.758cm" svg:x="7.621cm" svg:y="13.219cm">
          <draw:text-box>
            <text:p text:style-name="P1"><text:span text:style-name="T2">в</text:span></text:p>
          </draw:text-box>
        </draw:frame>
        <draw:frame draw:style-name="gr2" draw:text-style-name="P4" draw:layer="layout" svg:width="1.831cm" svg:height="0.758cm" svg:x="8.222cm" svg:y="13.219cm">
          <draw:text-box>
            <text:p text:style-name="P1"><text:span text:style-name="T2">очередь</text:span></text:p>
          </draw:text-box>
        </draw:frame>
        <draw:line draw:style-name="gr1" draw:text-style-name="P1" draw:layer="layout" svg:x1="8.981cm" svg:y1="14.506cm" svg:x2="8.982cm" svg:y2="13.771cm">
          <text:p/>
        </draw:line>
        <draw:frame draw:style-name="gr2" draw:text-style-name="P4" draw:layer="layout" svg:width="1.7cm" svg:height="0.758cm" svg:x="8.099cm" svg:y="14.708cm">
          <draw:text-box>
            <text:p text:style-name="P1"><text:span text:style-name="T2">первую</text:span></text:p>
          </draw:text-box>
        </draw:frame>
        <draw:frame draw:style-name="gr2" draw:text-style-name="P4" draw:layer="layout" svg:width="0.769cm" svg:height="0.758cm" svg:x="5.477cm" svg:y="14.473cm">
          <draw:text-box>
            <text:p text:style-name="P1"><text:span text:style-name="T2">Е</text:span></text:p>
          </draw:text-box>
        </draw:frame>
        <draw:frame draw:style-name="gr2" draw:text-style-name="P4" draw:layer="layout" svg:width="0.769cm" svg:height="0.758cm" svg:x="5.372cm" svg:y="12.679cm">
          <draw:text-box>
            <text:p text:style-name="P1"><text:span text:style-name="T2">A</text:span></text:p>
          </draw:text-box>
        </draw:frame>
        <draw:frame draw:style-name="gr2" draw:text-style-name="P4" draw:layer="layout" svg:width="1.831cm" svg:height="0.758cm" svg:x="2.246cm" svg:y="13.474cm">
          <draw:text-box>
            <text:p text:style-name="P1"><text:span text:style-name="T2">процесс</text:span></text:p>
          </draw:text-box>
        </draw:frame>
        <draw:frame draw:style-name="gr2" draw:text-style-name="P4" draw:layer="layout" svg:width="0.769cm" svg:height="0.758cm" svg:x="6.394cm" svg:y="9.621cm">
          <draw:text-box>
            <text:p text:style-name="P1"><text:span text:style-name="T2">A</text:span></text:p>
          </draw:text-box>
        </draw:frame>
        <draw:frame draw:style-name="gr2" draw:text-style-name="P4" draw:layer="layout" svg:width="0.777cm" svg:height="0.758cm" svg:x="3.01cm" svg:y="8.631cm">
          <draw:text-box>
            <text:p text:style-name="P1"><text:span text:style-name="T2">O</text:span></text:p>
          </draw:text-box>
        </draw:frame>
        <draw:frame draw:style-name="gr2" draw:text-style-name="P4" draw:layer="layout" svg:width="0.769cm" svg:height="0.758cm" svg:x="2.708cm" svg:y="8.109cm">
          <draw:text-box>
            <text:p text:style-name="P1"><text:span text:style-name="T2">E</text:span></text:p>
          </draw:text-box>
        </draw:frame>
        <draw:line draw:style-name="gr1" draw:text-style-name="P1" draw:layer="layout" svg:x1="6.707cm" svg:y1="9.691cm" svg:x2="6.712cm" svg:y2="8.758cm">
          <text:p/>
        </draw:line>
        <draw:frame draw:style-name="gr2" draw:text-style-name="P4" draw:layer="layout" svg:width="2.691cm" svg:height="0.758cm" svg:x="4.488cm" svg:y="8.177cm">
          <draw:text-box>
            <text:p text:style-name="P1"><text:span text:style-name="T2">вообще не то</text:span></text:p>
          </draw:text-box>
        </draw:frame>
        <draw:line draw:style-name="gr1" draw:text-style-name="P1" draw:layer="layout" svg:x1="3.025cm" svg:y1="8.178cm" svg:x2="5.512cm" svg:y2="7.058cm">
          <text:p/>
        </draw:line>
        <draw:line draw:style-name="gr1" draw:text-style-name="P1" draw:layer="layout" svg:x1="3.102cm" svg:y1="9.5cm" svg:x2="3.101cm" svg:y2="8.713cm">
          <text:p/>
        </draw:line>
        <draw:line draw:style-name="gr1" draw:text-style-name="P1" draw:layer="layout" svg:x1="3.101cm" svg:y1="9.501cm" svg:x2="2.881cm" svg:y2="9.713cm">
          <text:p/>
        </draw:line>
        <draw:line draw:style-name="gr1" draw:text-style-name="P1" draw:layer="layout" svg:x1="2.3cm" svg:y1="8.713cm" svg:x2="3.8cm" svg:y2="8.713cm">
          <text:p/>
        </draw:line>
        <draw:line draw:style-name="gr1" draw:text-style-name="P1" draw:layer="layout" svg:x1="3.8cm" svg:y1="8.714cm" svg:x2="3.895cm" svg:y2="8.6cm">
          <text:p/>
        </draw:line>
        <draw:line draw:style-name="gr1" draw:text-style-name="P1" draw:layer="layout" svg:x1="2.209cm" svg:y1="8.826cm" svg:x2="2.304cm" svg:y2="8.712cm">
          <text:p/>
        </draw:line>
        <draw:frame draw:style-name="gr2" draw:text-style-name="P4" draw:layer="layout" svg:width="1.802cm" svg:height="0.758cm" svg:x="2.927cm" svg:y="9.034cm">
          <draw:text-box>
            <text:p text:style-name="P1"><text:span text:style-name="T2">течение</text:span></text:p>
          </draw:text-box>
        </draw:frame>
        <draw:frame draw:style-name="gr2" draw:text-style-name="P4" draw:layer="layout" svg:width="0.769cm" svg:height="0.758cm" svg:x="2.412cm" svg:y="9.031cm">
          <draw:text-box>
            <text:p text:style-name="P1"><text:span text:style-name="T2">в</text:span></text:p>
          </draw:text-box>
        </draw:frame>
        <draw:line draw:style-name="gr1" draw:text-style-name="P1" draw:layer="layout" svg:x1="3.942cm" svg:y1="12.709cm" svg:x2="4.813cm" svg:y2="11.859cm">
          <text:p/>
        </draw:line>
        <draw:frame draw:style-name="gr2" draw:text-style-name="P4" draw:layer="layout" svg:width="2.03cm" svg:height="0.758cm" svg:x="4.773cm" svg:y="13.079cm">
          <draw:text-box>
            <text:p text:style-name="P1"><text:span text:style-name="T2">двадцати</text:span></text:p>
          </draw:text-box>
        </draw:frame>
        <draw:line draw:style-name="gr1" draw:text-style-name="P1" draw:layer="layout" svg:x1="5.689cm" svg:y1="12.736cm" svg:x2="4.814cm" svg:y2="11.86cm">
          <text:p/>
        </draw:line>
        <draw:line draw:style-name="gr1" draw:text-style-name="P1" draw:layer="layout" svg:x1="5.83cm" svg:y1="15.91cm" svg:x2="5.829cm" svg:y2="15.123cm">
          <text:p/>
        </draw:line>
        <draw:line draw:style-name="gr1" draw:text-style-name="P1" draw:layer="layout" svg:x1="5.829cm" svg:y1="15.911cm" svg:x2="5.609cm" svg:y2="16.123cm">
          <text:p/>
        </draw:line>
        <draw:line draw:style-name="gr1" draw:text-style-name="P1" draw:layer="layout" svg:x1="5.028cm" svg:y1="15.123cm" svg:x2="6.528cm" svg:y2="15.123cm">
          <text:p/>
        </draw:line>
        <draw:line draw:style-name="gr1" draw:text-style-name="P1" draw:layer="layout" svg:x1="6.528cm" svg:y1="15.124cm" svg:x2="6.623cm" svg:y2="15.01cm">
          <text:p/>
        </draw:line>
        <draw:line draw:style-name="gr1" draw:text-style-name="P1" draw:layer="layout" svg:x1="4.937cm" svg:y1="15.236cm" svg:x2="5.032cm" svg:y2="15.122cm">
          <text:p/>
        </draw:line>
        <draw:frame draw:style-name="gr2" draw:text-style-name="P4" draw:layer="layout" svg:width="0.858cm" svg:height="0.758cm" svg:x="5.036cm" svg:y="15.579cm">
          <draw:text-box>
            <text:p text:style-name="P1"><text:span text:style-name="T2">из</text:span></text:p>
          </draw:text-box>
        </draw:frame>
        <draw:frame draw:style-name="gr2" draw:text-style-name="P4" draw:layer="layout" svg:width="0.769cm" svg:height="0.758cm" svg:x="5.773cm" svg:y="15.179cm">
          <draw:text-box>
            <text:p text:style-name="P1"><text:span text:style-name="T2">A</text:span></text:p>
          </draw:text-box>
        </draw:frame>
        <draw:frame draw:style-name="gr2" draw:text-style-name="P4" draw:layer="layout" svg:width="0.769cm" svg:height="0.758cm" svg:x="3.574cm" svg:y="12.579cm">
          <draw:text-box>
            <text:p text:style-name="P1"><text:span text:style-name="T2">A</text:span></text:p>
          </draw:text-box>
        </draw:frame>
        <draw:frame draw:style-name="gr2" draw:text-style-name="P4" draw:layer="layout" svg:width="0.815cm" svg:height="0.758cm" svg:x="3.747cm" svg:y="13.474cm">
          <draw:text-box>
            <text:p text:style-name="P1"><text:span text:style-name="T2">-а</text:span></text:p>
          </draw:text-box>
        </draw:frame>
        <draw:frame draw:style-name="gr2" draw:text-style-name="P4" draw:layer="layout" svg:width="1.886cm" svg:height="0.758cm" svg:x="3.709cm" svg:y="11.309cm">
          <draw:text-box>
            <text:p text:style-name="P1"><text:span text:style-name="T2">месяцев</text:span></text:p>
          </draw:text-box>
        </draw:frame>
        <draw:frame draw:style-name="gr2" draw:text-style-name="P4" draw:layer="layout" svg:width="0.891cm" svg:height="0.758cm" svg:x="5.674cm" svg:y="15.579cm">
          <draw:text-box>
            <text:p text:style-name="P1"><text:span text:style-name="T2">22</text:span></text:p>
          </draw:text-box>
        </draw:frame>
        <draw:frame draw:style-name="gr2" draw:text-style-name="P4" draw:layer="layout" svg:width="0.777cm" svg:height="0.758cm" svg:x="3.935cm" svg:y="10.98cm">
          <draw:text-box>
            <text:p text:style-name="P1"><text:span text:style-name="T2">O</text:span></text:p>
          </draw:text-box>
        </draw:frame>
        <draw:line draw:style-name="gr1" draw:text-style-name="P1" draw:layer="layout" svg:x1="3.831cm" svg:y1="11.87cm" svg:x2="3.83cm" svg:y2="11.083cm">
          <text:p/>
        </draw:line>
        <draw:line draw:style-name="gr1" draw:text-style-name="P1" draw:layer="layout" svg:x1="3.83cm" svg:y1="11.871cm" svg:x2="3.61cm" svg:y2="12.083cm">
          <text:p/>
        </draw:line>
        <draw:line draw:style-name="gr1" draw:text-style-name="P1" draw:layer="layout" svg:x1="3.029cm" svg:y1="11.083cm" svg:x2="4.529cm" svg:y2="11.083cm">
          <text:p/>
        </draw:line>
        <draw:line draw:style-name="gr1" draw:text-style-name="P1" draw:layer="layout" svg:x1="4.529cm" svg:y1="11.084cm" svg:x2="4.624cm" svg:y2="10.97cm">
          <text:p/>
        </draw:line>
        <draw:line draw:style-name="gr1" draw:text-style-name="P1" draw:layer="layout" svg:x1="2.938cm" svg:y1="11.196cm" svg:x2="3.033cm" svg:y2="11.082cm">
          <text:p/>
        </draw:line>
        <draw:frame draw:style-name="gr3" draw:text-style-name="P6" draw:layer="layout" svg:width="1cm" svg:height="0.645cm" svg:x="3.133cm" svg:y="11.306cm">
          <draw:text-box>
            <text:p text:style-name="P5"><text:span text:style-name="T2">Ø</text:span></text:p>
          </draw:text-box>
        </draw:frame>
        <draw:frame draw:style-name="gr2" draw:text-style-name="P4" draw:layer="layout" svg:width="0.769cm" svg:height="0.758cm" svg:x="3.413cm" svg:y="10.501cm">
          <draw:text-box>
            <text:p text:style-name="P1"><text:span text:style-name="T2">A</text:span></text:p>
          </draw:text-box>
        </draw:frame>
        <draw:line draw:style-name="gr1" draw:text-style-name="P1" draw:layer="layout" svg:x1="5.784cm" svg:y1="14.403cm" svg:x2="5.785cm" svg:y2="13.668cm">
          <text:p/>
        </draw:line>
        <draw:line draw:style-name="gr1" draw:text-style-name="P1" draw:layer="layout" svg:x1="3.798cm" svg:y1="10.441cm" svg:x2="3.799cm" svg:y2="9.706cm">
          <text:p/>
        </draw:line>
        <draw:connector draw:style-name="gr4" draw:text-style-name="P1" draw:layer="layout" draw:type="curve" svg:x1="11.003cm" svg:y1="10.152cm" svg:x2="7.349cm" svg:y2="6.623cm" draw:start-shape="id1" draw:start-glue-point="3" draw:end-shape="id2" draw:end-glue-point="2" svg:d="m11003 10152c-2436 0-3654-1176-3654-35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2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15:46</dc:date>
    <dc:creator>artur </dc:creator>
    <meta:editing-duration>PT17H12M05S</meta:editing-duration>
    <meta:editing-cycles>46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31"/>
  </office:meta>
</office:document-meta>
</file>